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 will make a project that returns an excuse to the user through the Excuser API.</text:p>
      <text:p text:style-name="Standard"/>
      <text:p text:style-name="Standard">The functions in my project will use promises and asynchronous JavaScript. My idea is to make my code as faithful as possible to the good practices learned in these week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00:04:44.653197046</meta:creation-date>
    <dc:date>2022-10-17T00:05:33.648430089</dc:date>
    <meta:editing-duration>PT51S</meta:editing-duration>
    <meta:editing-cycles>1</meta:editing-cycles>
    <meta:document-statistic meta:table-count="0" meta:image-count="0" meta:object-count="0" meta:page-count="1" meta:paragraph-count="2" meta:word-count="46" meta:character-count="252" meta:non-whitespace-character-count="208"/>
    <meta:generator>LibreOffice/6.4.7.2$Linux_X86_64 LibreOffice_project/40$Build-2</meta:generator>
  </office:meta>
</office:document-meta>
</file>